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break-before="page"/>
      <style:text-properties fo:color="#000000" style:font-name="Arial" fo:font-size="12pt" fo:language="en" fo:country="US" fo:font-weight="normal" officeooo:rsid="00176c5e" officeooo:paragraph-rsid="00176c5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weight="normal" officeooo:rsid="000bd1e5" officeooo:paragraph-rsid="00115bb0" style:font-weight-asian="normal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" fo:font-weight="normal" officeooo:rsid="0010aeb3" officeooo:paragraph-rsid="00157743" style:font-weight-asian="normal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Arial" fo:font-size="12pt" fo:font-weight="normal" officeooo:rsid="0011bb1f" officeooo:paragraph-rsid="0011bb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Arial" fo:font-size="12pt" fo:font-weight="normal" officeooo:rsid="00151674" officeooo:paragraph-rsid="0015167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Arial" fo:font-size="12pt" fo:font-weight="normal" officeooo:rsid="000ddebf" officeooo:paragraph-rsid="0015555c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10aeb3" officeooo:paragraph-rsid="00157743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176c5e" officeooo:paragraph-rsid="00176c5e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2a0c7c" officeooo:paragraph-rsid="002a0c7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2a772e" officeooo:paragraph-rsid="002a772e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2daacc" officeooo:paragraph-rsid="002daacc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11b1cb" officeooo:paragraph-rsid="00176c5e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2e601f" officeooo:paragraph-rsid="002e601f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Arial" fo:font-size="12pt" fo:language="en" fo:country="US" officeooo:rsid="0029e011" officeooo:paragraph-rsid="00157743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d5a09" officeooo:paragraph-rsid="00157743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0aeb3" officeooo:paragraph-rsid="00157743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176c5e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11b1cb" officeooo:paragraph-rsid="00176c5e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Arial" fo:font-size="12pt" fo:language="en" fo:country="US" fo:font-weight="normal" officeooo:rsid="0021a8f6" officeooo:paragraph-rsid="00176c5e" style:font-size-asian="10.5pt" style:font-weight-asian="normal" style:font-size-complex="12pt" style:font-weight-complex="normal"/>
    </style:style>
    <style:style style:name="P20" style:family="paragraph" style:parent-style-name="Preformatted_20_Text">
      <style:text-properties style:font-name="DejaVu Sans Mono" fo:font-size="12pt" fo:language="en" fo:country="US" officeooo:rsid="002aab1d" officeooo:paragraph-rsid="00157743" style:font-size-asian="12pt" style:font-size-complex="12pt"/>
    </style:style>
    <style:style style:name="P21" style:family="paragraph" style:parent-style-name="Preformatted_20_Text">
      <style:text-properties style:font-name="DejaVu Sans Mono" fo:font-size="12pt" fo:language="en" fo:country="US" officeooo:rsid="002d5a09" officeooo:paragraph-rsid="00157743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DejaVu Sans Mono" fo:font-size="12pt" fo:language="en" fo:country="US" fo:font-weight="normal" officeooo:rsid="002d5a09" officeooo:paragraph-rsid="0015774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08cc6d" officeooo:paragraph-rsid="00107de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14727" officeooo:paragraph-rsid="00107de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0bd1e5" officeooo:paragraph-rsid="00115bb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10aeb3" officeooo:paragraph-rsid="0015774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1b6c0d" officeooo:paragraph-rsid="001b6c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235d36" officeooo:paragraph-rsid="00235d36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9pt" fo:font-weight="bold" officeooo:rsid="00114727" officeooo:paragraph-rsid="00107deb" style:font-size-asian="19pt" style:font-weight-asian="bold" style:font-size-complex="19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6pt" fo:font-weight="bold" officeooo:rsid="00114727" officeooo:paragraph-rsid="00107deb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weight="bold" officeooo:rsid="00114727" officeooo:paragraph-rsid="00107de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9pt" fo:font-weight="normal" officeooo:rsid="000bd1e5" officeooo:paragraph-rsid="00115bb0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0bd1e5" officeooo:paragraph-rsid="00115bb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2022fa" officeooo:paragraph-rsid="002022f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20619c" officeooo:paragraph-rsid="0020619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2237ef" officeooo:paragraph-rsid="002237e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235d36" officeooo:paragraph-rsid="00235d3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37e3e1" officeooo:paragraph-rsid="0029354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1bb1f" officeooo:paragraph-rsid="0011bb1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51674" officeooo:paragraph-rsid="0015167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ddebf" officeooo:paragraph-rsid="0015555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5555c" officeooo:paragraph-rsid="0015555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cc029" officeooo:paragraph-rsid="001cc02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cc029" officeooo:paragraph-rsid="001d27d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d27d0" officeooo:paragraph-rsid="001d27d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36c1e" officeooo:paragraph-rsid="00236c1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36c1e" officeooo:paragraph-rsid="0024132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4132e" officeooo:paragraph-rsid="0024132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7d2af" officeooo:paragraph-rsid="0027d2a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32065" officeooo:paragraph-rsid="0013206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93548" officeooo:paragraph-rsid="0029354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27d2af" officeooo:paragraph-rsid="0027d2af" fo:background-color="#ffff0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2pt" style:text-underline-style="solid" style:text-underline-width="auto" style:text-underline-color="font-color" fo:font-weight="normal" officeooo:rsid="0024132e" officeooo:paragraph-rsid="0024132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position="0% 100%" style:font-name="Arial" fo:font-size="12pt" fo:font-weight="normal" officeooo:rsid="001cc029" officeooo:paragraph-rsid="001d27d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text-position="0% 100%" style:font-name="Arial" fo:font-size="12pt" fo:font-weight="normal" officeooo:rsid="001d27d0" officeooo:paragraph-rsid="001d27d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text-position="0% 100%" style:font-name="Arial" fo:font-size="12pt" fo:font-weight="normal" officeooo:rsid="001d27d0" officeooo:paragraph-rsid="001d27d0" fo:background-color="#ffffff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text-position="0% 100%" style:font-name="Arial" fo:font-size="12pt" fo:font-weight="normal" officeooo:rsid="001d5a06" officeooo:paragraph-rsid="001d5a06" fo:background-color="#fffff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DejaVu Sans Mono" fo:font-size="10pt" fo:font-weight="bold" officeooo:rsid="0025d8ce" officeooo:paragraph-rsid="00293548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paragraph-rsid="00293548"/>
    </style:style>
    <style:style style:name="P60" style:family="paragraph" style:parent-style-name="Standard">
      <style:paragraph-properties fo:text-align="start" style:justify-single-word="false"/>
      <style:text-properties style:font-name="DejaVu Sans Mono" fo:font-size="10pt" fo:font-weight="bold" officeooo:rsid="0025d8ce" officeooo:paragraph-rsid="00293548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ejaVu Sans Mono" fo:font-size="10pt" fo:font-weight="bold" officeooo:rsid="0037e3e1" officeooo:paragraph-rsid="00293548" style:font-size-asian="10pt" style:font-weight-asian="bold" style:font-size-complex="10pt" style:font-weight-complex="bold"/>
    </style:style>
    <style:style style:name="P62" style:family="paragraph" style:parent-style-name="Preformatted_20_Text">
      <style:paragraph-properties fo:text-align="start" style:justify-single-word="false"/>
      <style:text-properties fo:color="#000000" style:font-name="Arial" fo:font-size="12pt" fo:language="en" fo:country="US" fo:font-weight="normal" officeooo:rsid="002a772e" officeooo:paragraph-rsid="002a772e" fo:background-color="#ffff00" style:font-size-asian="10.5pt" style:font-weight-asian="normal" style:font-size-complex="12pt" style:font-weight-complex="normal"/>
    </style:style>
    <style:style style:name="P63" style:family="paragraph">
      <loext:graphic-properties draw:fill="solid" draw:fill-color="#ffffff" draw:opacity="0%"/>
      <style:text-properties fo:font-size="12pt"/>
    </style:style>
    <style:style style:name="P64" style:family="paragraph">
      <loext:graphic-properties draw:opacity="0%"/>
    </style:style>
    <style:style style:name="P65" style:family="paragraph">
      <style:paragraph-properties fo:text-align="center"/>
    </style:style>
    <style:style style:name="T1" style:family="text">
      <style:text-properties officeooo:rsid="001bf051"/>
    </style:style>
    <style:style style:name="T2" style:family="text">
      <style:text-properties officeooo:rsid="0008cc6d"/>
    </style:style>
    <style:style style:name="T3" style:family="text">
      <style:text-properties officeooo:rsid="0013ade2"/>
    </style:style>
    <style:style style:name="T4" style:family="text">
      <style:text-properties officeooo:rsid="00107deb"/>
    </style:style>
    <style:style style:name="T5" style:family="text">
      <style:text-properties officeooo:rsid="00115bb0"/>
    </style:style>
    <style:style style:name="T6" style:family="text">
      <style:text-properties officeooo:rsid="00132065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cc029"/>
    </style:style>
    <style:style style:name="T9" style:family="text">
      <style:text-properties style:text-position="super 58%" officeooo:rsid="00235d36"/>
    </style:style>
    <style:style style:name="T10" style:family="text">
      <style:text-properties officeooo:rsid="0021a8f6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20171e"/>
    </style:style>
    <style:style style:name="T13" style:family="text">
      <style:text-properties fo:color="#000000" fo:background-color="#ffff00" loext:char-shading-value="0"/>
    </style:style>
    <style:style style:name="T14" style:family="text">
      <style:text-properties fo:color="#000000" officeooo:rsid="0020171e" fo:background-color="#ffff00" loext:char-shading-value="0"/>
    </style:style>
    <style:style style:name="T15" style:family="text">
      <style:text-properties style:font-size-asian="10.5pt"/>
    </style:style>
    <style:style style:name="T16" style:family="text">
      <style:text-properties officeooo:rsid="0020171e" style:font-size-asian="10.5pt"/>
    </style:style>
    <style:style style:name="T17" style:family="text">
      <style:text-properties officeooo:rsid="00195304"/>
    </style:style>
    <style:style style:name="T18" style:family="text">
      <style:text-properties officeooo:rsid="001b6c0d"/>
    </style:style>
    <style:style style:name="T19" style:family="text">
      <style:text-properties officeooo:rsid="001cc029"/>
    </style:style>
    <style:style style:name="T20" style:family="text">
      <style:text-properties officeooo:rsid="00151674"/>
    </style:style>
    <style:style style:name="T21" style:family="text">
      <style:text-properties officeooo:rsid="001d27d0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d27d0" fo:background-color="#ffff00" loext:char-shading-value="0"/>
    </style:style>
    <style:style style:name="T24" style:family="text">
      <style:text-properties officeooo:rsid="0028cc3f" fo:background-color="#ffff00" loext:char-shading-value="0"/>
    </style:style>
    <style:style style:name="T25" style:family="text">
      <style:text-properties officeooo:rsid="0020171e" fo:background-color="#ffff00" loext:char-shading-value="0"/>
    </style:style>
    <style:style style:name="T26" style:family="text">
      <style:text-properties officeooo:rsid="001d5a06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2237ef" style:font-size-asian="10.5pt" style:font-size-complex="12pt"/>
    </style:style>
    <style:style style:name="T30" style:family="text">
      <style:text-properties officeooo:rsid="0020619c"/>
    </style:style>
    <style:style style:name="T31" style:family="text">
      <style:text-properties officeooo:rsid="002237ef"/>
    </style:style>
    <style:style style:name="T32" style:family="text">
      <style:text-properties officeooo:rsid="00236c1e"/>
    </style:style>
    <style:style style:name="T33" style:family="text">
      <style:text-properties officeooo:rsid="0024132e"/>
    </style:style>
    <style:style style:name="T34" style:family="text">
      <style:text-properties officeooo:rsid="00246d7f"/>
    </style:style>
    <style:style style:name="T35" style:family="text">
      <style:text-properties officeooo:rsid="0028cc3f"/>
    </style:style>
    <style:style style:name="T36" style:family="text">
      <style:text-properties officeooo:rsid="00293548"/>
    </style:style>
    <style:style style:name="T37" style:family="text">
      <style:text-properties officeooo:rsid="003875f1"/>
    </style:style>
    <style:style style:name="T38" style:family="text">
      <style:text-properties officeooo:rsid="0037e3e1"/>
    </style:style>
    <style:style style:name="T39" style:family="text">
      <style:text-properties style:font-name="DejaVu Sans Mono" fo:font-size="10pt" fo:font-weight="bold" officeooo:rsid="0025d8ce" style:font-size-asian="10pt" style:font-weight-asian="bold" style:font-size-complex="10pt" style:font-weight-complex="bold"/>
    </style:style>
    <style:style style:name="T40" style:family="text">
      <style:text-properties style:font-name="DejaVu Sans Mono" fo:font-size="10pt" fo:font-weight="bold" officeooo:rsid="0037e3e1" style:font-size-asian="10pt" style:font-weight-asian="bold" style:font-size-complex="10pt" style:font-weight-complex="bold"/>
    </style:style>
    <style:style style:name="T41" style:family="text">
      <style:text-properties style:font-name="DejaVu Sans Mono" fo:font-size="10pt" fo:font-weight="bold" officeooo:rsid="003875f1" style:font-size-asian="10pt" style:font-weight-asian="bold" style:font-size-complex="10pt" style:font-weight-complex="bold"/>
    </style:style>
    <style:style style:name="T42" style:family="text">
      <style:text-properties style:font-name="DejaVu Sans Mono" fo:font-size="10pt" fo:font-weight="bold" officeooo:rsid="00299c81" style:font-size-asian="10pt" style:font-weight-asian="bold" style:font-size-complex="10pt" style:font-weight-complex="bold"/>
    </style:style>
    <style:style style:name="T43" style:family="text">
      <style:text-properties officeooo:rsid="00299c81"/>
    </style:style>
    <style:style style:name="T44" style:family="text">
      <style:text-properties officeooo:rsid="002a772e"/>
    </style:style>
    <style:style style:name="T45" style:family="text">
      <style:text-properties officeooo:rsid="002daacc"/>
    </style:style>
    <style:style style:name="T46" style:family="text">
      <style:text-properties officeooo:rsid="002e601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20.553cm" fo:min-width="16.524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-width="0.39cm" draw:fill="solid" draw:fill-color="#ffffff" draw:opacity="0%" draw:textarea-horizontal-align="justify" draw:textarea-vertical-align="middle" draw:auto-grow-height="false" fo:min-height="1.744cm" fo:min-width="16.445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cm" svg:stroke-color="#000000" draw:marker-start-width="0.39cm" draw:marker-end-width="0.39cm" draw:opacity="0%" draw:textarea-horizontal-align="justify" draw:textarea-vertical-align="middle" draw:auto-grow-height="false" fo:min-height="0.582cm" fo:min-width="2.223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1cm" svg:stroke-color="#000000" draw:marker-start-width="0.409cm" draw:marker-end-width="0.409cm" draw:opacity="0%" draw:textarea-horizontal-align="justify" draw:textarea-vertical-align="middle" draw:auto-grow-height="false" fo:min-height="4.815cm" fo:min-width="4.842cm" fo:padding-top="0.019cm" fo:padding-bottom="0.019cm" fo:padding-left="0.019cm" fo:padding-right="0.01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2021 Fall CPSC 240-<text:span text:style-name="T17">1 Answers</text:span></text:p>
      <text:p text:style-name="P30"><text:span text:style-name="T2">Final</text:span> Concepts Test</text:p>
      <text:p text:style-name="P31"><text:span text:style-name="T2">December </text:span><text:span text:style-name="T1">9</text:span>, 2021 <text:s/><text:span text:style-name="T4">2</text:span>:<text:span text:style-name="T1">3</text:span>0<text:span text:style-name="T4">p</text:span>m-<text:span text:style-name="T18">6:00</text:span>pm</text:p>
      <text:p text:style-name="P24"/>
      <text:p text:style-name="P24"/>
      <text:p text:style-name="P24"/>
      <text:p text:style-name="P23">The polic<text:span text:style-name="T3">ies</text:span> <text:span text:style-name="T3">are</text:span> the same as in the previous tests. <text:s/>No need to repeat <text:span text:style-name="T3">them </text:span>here.</text:p>
      <text:p text:style-name="P23"/>
      <text:p text:style-name="P23"/>
      <text:p text:style-name="P23">Write the word “Blank” in the answer space to obtain 20% of credit.</text:p>
      <text:p text:style-name="P23"/>
      <text:p text:style-name="P23"/>
      <text:p text:style-name="P23">Send only one of these 3 formats: doc, docx, or odt. <text:s text:c="2"/><text:span text:style-name="T27">Do not send PDF.</text:span></text:p>
      <text:p text:style-name="P23"/>
      <text:p text:style-name="P23"/>
      <text:p text:style-name="P23">The total points for this test is 100.</text:p>
      <text:p text:style-name="P23"/>
      <text:p text:style-name="P23"/>
      <text:p text:style-name="P23">Put your name and email address on this test on two different pages. <text:s/>You pick the pages.</text:p>
      <text:p text:style-name="P23"/>
      <text:p text:style-name="P23"/>
      <text:p text:style-name="P23">Send to <text:s/>holliday@fullerton.edu <text:s text:c="6"/>PDF files will be deleted without warning.</text:p>
      <text:p text:style-name="P23"/>
      <text:p text:style-name="P23"/>
      <text:p text:style-name="P27">End time = 6:00pm</text:p>
      <text:p text:style-name="P2">1. <text:s/>Convert <draw:frame draw:style-name="fr1" draw:name="Object1" text:anchor-type="as-char" svg:y="-0.619cm" svg:width="1.175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 text:c="2"/>to IEEE754-32 bits hex.<text:tab/><text:tab/><text:tab/><text:span text:style-name="T46">[12]</text:span></text:p>
      <text:p text:style-name="P25"/>
      <text:p text:style-name="P32">[Show enough intermediate steps to convince the grader that you really know 32-bit float numbers.]</text:p>
      <text:p text:style-name="P33"/>
      <text:p text:style-name="P34">Solution: <text:s/>79 = 1001111 (from a calculator)</text:p>
      <text:p text:style-name="P34"/>
      <text:p text:style-name="P34"><draw:custom-shape text:anchor-type="paragraph" draw:z-index="2" draw:name="Shape2" draw:style-name="gr4" draw:text-style-name="P64" svg:width="4.843cm" svg:height="4.816cm" svg:x="-0.056cm" svg:y="0.011cm"><text:p/><draw:enhanced-geometry svg:viewBox="0 0 21600 21600" draw:type="rectangle" draw:enhanced-path="M 0 0 L 21600 0 21600 21600 0 21600 0 0 Z N"/></draw:custom-shape>(2/11) x 2 <text:s/>= <text:s/>0 + (4/11)</text:p>
      <text:p text:style-name="P34">(4/11) x 2 <text:s/>= <text:s/>0 + (8/11)</text:p>
      <text:p text:style-name="P34">(8/11) x 2 <text:s/>= <text:s/>1 + (5/11)</text:p>
      <text:p text:style-name="P34">(5/11) x 2 <text:s/>= <text:s/>0 + (10/11)</text:p>
      <text:p text:style-name="P34">(10/11) x 2 <text:s/>= 1 + (9/11)</text:p>
      <text:p text:style-name="P34">(9/11) x 2 <text:s/>= <text:s/>1 + (7/11)</text:p>
      <text:p text:style-name="P34">(7/11) x 2 <text:s/>= <text:s/>1 + <text:s/>(<text:span text:style-name="T30">3/11)</text:span></text:p>
      <text:p text:style-name="P35">(3/11) x 2 <text:s/>= <text:s/>0 + (6/11)</text:p>
      <text:p text:style-name="P35">(6/11) x 2 <text:s/>= <text:s/>1 + (1/11)</text:p>
      <text:p text:style-name="P35">(1/11) x 2 <text:s/>= <text:s/>0 + (2/11)</text:p>
      <text:p text:style-name="P35">(2/11) x 2 <text:s/>= <text:s/>0 + (4/11)</text:p>
      <text:p text:style-name="P35"/>
      <text:p text:style-name="P36">A repeating pattern is <text:span text:style-name="T45">clearly seen</text:span>.</text:p>
      <text:p text:style-name="P35"/>
      <text:p text:style-name="P36">Hence, our number is 1001111 . 0010111010 <text:s/>0010111010 <text:s/>0010111010 <text:s/>...x 2<text:span text:style-name="T7">0</text:span></text:p>
      <text:p text:style-name="P36"/>
      <text:p text:style-name="P36"><text:tab/>= <text:s/>1 . 0011110010111010 <text:s/>0010111010 <text:s/>0010111010 …. <text:s/>x <text:s/>2<text:span text:style-name="T9">6</text:span></text:p>
      <text:p text:style-name="P36"/>
      <text:p text:style-name="P37">The true exponent is clearly 6. <text:s/>Now add bias + true exp = <text:s/>stored exp.</text:p>
      <text:p text:style-name="P37"/>
      <text:p text:style-name="P37">Stored exp = 0x7F + 0x6 <text:s/>= 0x86 <text:s/>= <text:s/>1000 <text:s/>0110.</text:p>
      <text:p text:style-name="P37"/>
      <text:p text:style-name="P37">Put the components together to form our IEEE number first in binary:</text:p>
      <text:p text:style-name="P37"/>
      <text:p text:style-name="P37">0 <text:s/>1000 <text:s/>0110 <text:s text:c="2"/><text:span text:style-name="T31">00111100101110100010111<text:tab/><text:tab/><text:tab/><text:tab/>010 <text:s/>00101110</text:span></text:p>
      <text:p text:style-name="P25"/>
      <text:p text:style-name="P28">= <text:s/><text:span text:style-name="T28">0100 <text:s text:c="2"/>0011 <text:s text:c="2"/>0</text:span><text:span text:style-name="T29">001 <text:s text:c="2"/>1110 <text:s text:c="2"/>0101 <text:s text:c="2"/>1101 <text:s text:c="2"/>0001 <text:s text:c="2"/>0111</text:span></text:p>
      <text:p text:style-name="P25"/>
      <text:p text:style-name="P28">= <text:s/><text:span text:style-name="T22">0x429E 5D17</text:span></text:p>
      <text:p text:style-name="P2">2. Convert 0x<text:span text:style-name="T5">39AA</text:span> <text:s/><text:span text:style-name="T5">9</text:span>000 to a decimal float number.<text:tab/><text:tab/><text:tab/><text:tab/><text:span text:style-name="T46">[12]</text:span></text:p>
      <text:p text:style-name="P25"/>
      <text:p text:style-name="P32">[Show enough intermediate steps to convince the grader that you really know 32-bit float numbers.]</text:p>
      <text:p text:style-name="P25"><draw:custom-shape text:anchor-type="paragraph" draw:z-index="3" draw:name="Shape3" draw:style-name="gr3" draw:text-style-name="P64" svg:width="2.223cm" svg:height="0.583cm" svg:x="8.04cm" svg:y="0.423cm"><text:p/><draw:enhanced-geometry svg:viewBox="0 0 21600 21600" draw:type="rectangle" draw:enhanced-path="M 0 0 L 21600 0 21600 21600 0 21600 0 0 Z N"/></draw:custom-shape></text:p>
      <text:p text:style-name="P46">Solution: <text:s/>Express the number in binary: <text:s/>0011 <text:s/>1001 <text:s/>1010 <text:s/>1010 <text:s/>1001 <text:s/>0000 <text:s/>0000 <text:s/>0000</text:p>
      <text:p text:style-name="P46"/>
      <text:p text:style-name="P46">The stored exponent is <text:span text:style-name="T33">01110011. <text:s/>Subtract the bias number:</text:span></text:p>
      <text:p text:style-name="P46"/>
      <text:p text:style-name="P47"><text:s text:c="2"/><text:span text:style-name="T33">0111 0011</text:span></text:p>
      <text:p text:style-name="P47">- <text:span text:style-name="T33">0111 1111</text:span></text:p>
      <text:p text:style-name="P47"/>
      <text:p text:style-name="P48">It is easier to subtract in the opposite order:</text:p>
      <text:p text:style-name="P48"/>
      <text:p text:style-name="P47"><text:s text:c="3"/><text:span text:style-name="T33">0111 1111</text:span></text:p>
      <text:p text:style-name="P53">- <text:s/>0111 0011</text:p>
      <text:p text:style-name="P47"><text:s text:c="3"/><text:span text:style-name="T33">0000 1100 <text:s/>= <text:s/>12 (decimal). <text:s/>However, the true exponent is -12 (decimal)</text:span></text:p>
      <text:p text:style-name="P47"/>
      <text:p text:style-name="P48">Now use the significand to write our number:</text:p>
      <text:p text:style-name="P48"/>
      <text:p text:style-name="P48">1 <text:s/>. <text:s/><text:span text:style-name="T32">010 <text:s/>1010 <text:s/>1001 <text:s/>0000 <text:s/>0000 <text:s/>0000 <text:s text:c="2"/></text:span>x <text:s text:c="2"/>2<text:span text:style-name="T7">-12</text:span></text:p>
      <text:p text:style-name="P48"/>
      <text:p text:style-name="P48">= <text:s text:c="2"/>1.<text:span text:style-name="T32">01010101001 <text:s text:c="2"/></text:span>x <text:s text:c="2"/>2<text:span text:style-name="T7">-12</text:span></text:p>
      <text:p text:style-name="P48"/>
      <text:p text:style-name="P48">= <text:s text:c="3"/>1<text:span text:style-name="T32">01010101001. <text:s/></text:span>x <text:s text:c="2"/>2<text:span text:style-name="T7">-23</text:span></text:p>
      <text:p text:style-name="P48"/>
      <text:p text:style-name="P48">= <text:s text:c="3"/>2729 <text:s/>x <text:s/>2<text:span text:style-name="T7">-23</text:span></text:p>
      <text:p text:style-name="P48"/>
      <text:p text:style-name="P48"><text:s text:c="3"/>= <text:s/>2729/8388608 <text:s text:c="3"/>= <text:s text:c="3"/><text:span text:style-name="T22">0.000325322151184</text:span></text:p>
      <text:p text:style-name="P48"/>
      <text:p text:style-name="P48"/>
      <text:p text:style-name="P48">//<text:span text:style-name="T34">A hand calculator was used in a few of the steps above.</text:span></text:p>
      <text:p text:style-name="P48"/>
      <text:p text:style-name="P4">3. <text:s/>What are the names of all the preserved registers?<text:tab/><text:tab/><text:tab/><text:span text:style-name="T46">[7]</text:span></text:p>
      <text:p text:style-name="P39"/>
      <text:p text:style-name="P49">Solution: <text:s/>The answer is on pages 173 and 174 of the class ebook. <text:s/>Here are the names:</text:p>
      <text:p text:style-name="P49"/>
      <text:p text:style-name="P52">rbx, <text:s/>rbp, <text:s/>r12, <text:s/>r13, <text:s/>r14, <text:s/>r15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4. <text:s/><text:span text:style-name="T6">Consider these integers in C++/C.<text:tab/><text:tab/><text:tab/></text:span><text:span text:style-name="T46">[7]</text:span></text:p>
      <text:p text:style-name="P39"/>
      <text:p text:style-name="P39"><text:tab/><text:span text:style-name="T6">long a = 401;</text:span></text:p>
      <text:p text:style-name="P39"><text:tab/><text:span text:style-name="T6">long b = 23;</text:span></text:p>
      <text:p text:style-name="P39"><text:tab/><text:span text:style-name="T6">long c = a%b;</text:span></text:p>
      <text:p text:style-name="P39"/>
      <text:p text:style-name="P50">Translate that to modern assembly. <text:s/>Use comments to explain which registers represent a, b and c.</text:p>
      <text:p text:style-name="P50"/>
      <text:p text:style-name="P49">Solution:<text:tab/><text:span text:style-name="T24">mov rbx, 401</text:span><text:span text:style-name="T35"><text:tab/><text:tab/><text:tab/>;rbx = a</text:span></text:p>
      <text:p text:style-name="P49"><text:tab/><text:tab/><text:span text:style-name="T24">mov rcx, 23</text:span><text:span text:style-name="T35"><text:tab/><text:tab/><text:tab/>;rcx = b</text:span></text:p>
      <text:p text:style-name="P49"><text:tab/><text:tab/><text:span text:style-name="T24">mov raxx, rbx</text:span></text:p>
      <text:p text:style-name="P49"><text:tab/><text:tab/><text:span text:style-name="T24">cqo</text:span></text:p>
      <text:p text:style-name="P49"><text:tab/><text:tab/><text:span text:style-name="T35">i</text:span><text:span text:style-name="T24">div rcx</text:span></text:p>
      <text:p text:style-name="P49"><text:tab/><text:tab/><text:span text:style-name="T24">mov r12, rdx</text:span><text:span text:style-name="T35"><text:tab/><text:tab/><text:tab/>;r12 = c</text:span></text:p>
      <text:p text:style-name="P5">5. <text:s/>Directly below there are two IEEE754-64bit numbers. <text:s/>Add the two numbers. <text:s/>Show the steps used by a computer to do the addition. <text:s/>Show the sum.<text:tab/><text:tab/><text:tab/><text:span text:style-name="T46">[12]</text:span></text:p>
      <text:p text:style-name="P40"/>
      <text:p text:style-name="P40"><text:tab/>0x43<text:span text:style-name="T19">F</text:span>3 <text:span text:style-name="T19">8</text:span>000 0000 0000</text:p>
      <text:p text:style-name="P40"><text:tab/>0x400F <text:span text:style-name="T26">C</text:span>000 0000 0000</text:p>
      <text:p text:style-name="P40"/>
      <text:p text:style-name="P40">Second part. <text:s/>During the addition was there any loss of precision (lost of data). <text:s/>If yes, then how much was lost?</text:p>
      <text:p text:style-name="P40"/>
      <text:p text:style-name="P43">Solution: <text:s/>We’ll give names X and Y to the two numbers.</text:p>
      <text:p text:style-name="P43"/>
      <text:p text:style-name="P43"><text:tab/>X = <text:span text:style-name="T20">0x43</text:span><text:span text:style-name="T21">F</text:span><text:span text:style-name="T20">3 B000 0000 0000</text:span></text:p>
      <text:p text:style-name="P43"><text:tab/>Y = <text:span text:style-name="T20">0x400F </text:span><text:span text:style-name="T26">C</text:span><text:span text:style-name="T20">000 0000 0000</text:span></text:p>
      <text:p text:style-name="P43"/>
      <text:p text:style-name="P43">//I used the MATE calculator for the next steps. <text:s/>MATE is part of Tuffix (I think).</text:p>
      <text:p text:style-name="P43"/>
      <text:p text:style-name="P43">For X the true exponent is 0x43F – 0x3FF = 0x40 = 48 (decimal)</text:p>
      <text:p text:style-name="P43"/>
      <text:p text:style-name="P43">For Y the true exponent is 0x400- 0x3FF = 0x1 <text:s/>= 1 (decimal)</text:p>
      <text:p text:style-name="P43"/>
      <text:p text:style-name="P43">X = 1.00111 x 2<text:span text:style-name="T7">48</text:span></text:p>
      <text:p text:style-name="P43">Y = 1.111111<text:span text:style-name="T21">1</text:span> x 2<text:span text:style-name="T7">1</text:span></text:p>
      <text:p text:style-name="P43"/>
      <text:p text:style-name="P43">We have to move the dot in Y in order that its exponent match the exponent in X. <text:s/>Move the dot 47 places to the left.</text:p>
      <text:p text:style-name="P43"/>
      <text:p text:style-name="P43"><draw:polyline text:anchor-type="paragraph" draw:z-index="1" draw:name="Shape1" draw:style-name="gr5" draw:text-style-name="P65" svg:width="0.343cm" svg:height="12.461cm" draw:transform="rotate (-1.5707963267949) translate (13.5854722222222cm 0.432152777777778cm)" svg:viewBox="0 0 344 12462" draw:points="26,12462 344,12462 238,0 0,53"><text:p/></draw:polyline>Y = 0.0000 0000 0000 0000 0000 0000 0000 0000 0000 0000 0000 0011 1111 <text:span text:style-name="T21">1</text:span> x 2<text:span text:style-name="T7">48</text:span></text:p>
      <text:p text:style-name="P43"/>
      <text:p text:style-name="P45">The underline shows the 47 bits where the dot was moved.</text:p>
      <text:p text:style-name="P43"/>
      <text:p text:style-name="P45">Now we align the two numbers and add.</text:p>
      <text:p text:style-name="P43"/>
      <text:p text:style-name="P44">X = 1.0011 1<text:span text:style-name="T21">000 0000 0000 0000 0000 0000 0000 0000 0000 0000 0000 0000</text:span> <text:s text:c="3"/>x 2<text:span text:style-name="T7">48</text:span></text:p>
      <text:p text:style-name="P54">Y = 0.0000 0000 0000 0000 0000 0000 0000 0000 0000 0000 0000 0011 1111 <text:s/><text:span text:style-name="T23">1</text:span><text:span text:style-name="T22"> </text:span>x 2<text:span text:style-name="T7">48</text:span></text:p>
      <text:p text:style-name="P54"/>
      <text:p text:style-name="P55">The sum is </text:p>
      <text:p text:style-name="P55">X+Y = <text:span text:style-name="T19">1.0011 1</text:span>000 0000 0000 0000 0000 0000 0000 0000 0000 0000 <text:s/><text:span text:style-name="T19">0011 1111 x 2</text:span><text:span text:style-name="T8">48</text:span></text:p>
      <text:p text:style-name="P55">X+Y = <text:span text:style-name="T22">0x43F3 <text:s/>8000 <text:s/>0000 <text:s/>003F</text:span></text:p>
      <text:p text:style-name="P56"/>
      <text:p text:style-name="P56">One bit was not included in the sum. <text:s/>That represents lost data.</text:p>
      <text:p text:style-name="P56"/>
      <text:p text:style-name="P57">How much is the lost data? <text:s/>None. <text:s/>Fix the math above.</text:p>
      <text:p text:style-name="P6">6. <text:s/>The following dialog is part of the output of a larger program.<text:tab/><text:tab/><text:tab/><text:span text:style-name="T46">[13]</text:span></text:p>
      <text:p text:style-name="P41"/>
      <text:p text:style-name="P42">Please enter your name: <text:s/>Johnny Junior</text:p>
      <text:p text:style-name="P42">How much candy is in your Christmas sock? <text:s/>4TT77</text:p>
      <text:p text:style-name="P42">Please try again: <text:s/>4...6</text:p>
      <text:p text:style-name="P42">Please try again: <text:s/>++8</text:p>
      <text:p text:style-name="P42">Please try again: <text:s/>10</text:p>
      <text:p text:style-name="P42">We are glad you have that much candy Johnny Junior.</text:p>
      <text:p text:style-name="P42"/>
      <text:p text:style-name="P42"/>
      <text:p text:style-name="P42">Show a portion of X86 that makes this dialog. <text:s/>This is about validating an integer input. <text:s/>You may use any publicly available function including functions in C/C++ libraries.</text:p>
      <text:p text:style-name="P42"/>
      <text:p text:style-name="P42">Don’t make an callable function. <text:s/>Focus only on the block that validates an integer. <text:s/>You decide if the integer is 64 bits or 32 bits.</text:p>
      <text:p text:style-name="P42"/>
      <text:p text:style-name="P42">What should you do if you run out of time? <text:s/>Scale it down. <text:s/>Perhaps you omit the iteration. <text:s/>Perhaps you omit the dialog with the 4<text:span text:style-name="T7">th</text:span> grader Johnny Junior.</text:p>
      <text:p text:style-name="P42"/>
      <text:p text:style-name="P51">Solution:</text:p>
      <text:p text:style-name="P51"/>
      <text:p text:style-name="P38">This question should remind you of Assignment 2 (string I/O) and Assignment 4 (numeric input validation). <text:s/>The answer to this question combines parts from each of those two assignments.</text:p>
      <text:p text:style-name="P38"/>
      <text:p text:style-name="P38">The solution is long, but here it is.</text:p>
      <text:p text:style-name="P38"/>
      <text:p text:style-name="P60">null equ 0 <text:s text:c="13"/>;null is the name of any sequence of zero bits</text:p>
      <text:p text:style-name="P61">max_string_length equ 64</text:p>
      <text:p text:style-name="P60"/>
      <text:p text:style-name="P61">extern isfloat</text:p>
      <text:p text:style-name="P61">extern scanf</text:p>
      <text:p text:style-name="P61">extern printf</text:p>
      <text:p text:style-name="P61">global get_<text:span text:style-name="T36">candy</text:span></text:p>
      <text:p text:style-name="P60"/>
      <text:p text:style-name="P61">segment .data</text:p>
      <text:p text:style-name="P61">prompt_for_name db “Please enter your name: “, 0</text:p>
      <text:p text:style-name="P61"><text:span text:style-name="T36">sock</text:span>_question db “<text:span text:style-name="T36">How much candy is in your Christmas sock</text:span>? “, 0</text:p>
      <text:p text:style-name="P60">invalid_message <text:span text:style-name="T37">db “Please try again: “,0</text:span></text:p>
      <text:p text:style-name="P60">departure <text:span text:style-name="T37">db “</text:span><text:span text:style-name="T36">We are glad you have that much candy</text:span><text:span text:style-name="T37"> %s”,10,0</text:span></text:p>
      <text:p text:style-name="P61"/>
      <text:p text:style-name="P61">segment .bss</text:p>
      <text:p text:style-name="P61">namestring resb 64</text:p>
      <text:p text:style-name="P60"/>
      <text:p text:style-name="P60">segment .text</text:p>
      <text:p text:style-name="P60"><text:span text:style-name="T38">get_</text:span><text:span text:style-name="T36">candy</text:span>:</text:p>
      <text:p text:style-name="P60"/>
      <text:p text:style-name="P60">;<text:span text:style-name="T37">Save time on a test: 15 pushes were omitted.</text:span></text:p>
      <text:p text:style-name="P60"/>
      <text:p text:style-name="P60"><draw:custom-shape text:anchor-type="paragraph" draw:z-index="4" draw:name="Shape4" draw:style-name="gr2" draw:text-style-name="P63" svg:width="16.474cm" svg:height="1.773cm" svg:x="-0.173cm" svg:y="0.034cm"><text:p/><draw:enhanced-geometry svg:viewBox="0 0 21600 21600" draw:type="rectangle" draw:enhanced-path="M 0 0 L 21600 0 21600 21600 0 21600 0 0 Z N"/></draw:custom-shape>;Ask user for first and last names.</text:p>
      <text:p text:style-name="P60">mov rax,0</text:p>
      <text:p text:style-name="P60">mov rdi, prompt_for_name</text:p>
      <text:p text:style-name="P60">call printf</text:p>
      <text:p text:style-name="P60"><draw:custom-shape text:anchor-type="paragraph" draw:z-index="5" draw:name="Shape4_0" draw:style-name="gr1" draw:text-style-name="P63" svg:width="16.553cm" svg:height="20.582cm" svg:x="-0.173cm" svg:y="0.185cm"><text:p/><draw:enhanced-geometry svg:viewBox="0 0 21600 21600" draw:type="rectangle" draw:enhanced-path="M 0 0 L 21600 0 21600 21600 0 21600 0 0 Z N"/></draw:custom-shape><text:soft-page-break/></text:p>
      <text:p text:style-name="P60">;Obtain the user’s names and store them in namestring</text:p>
      <text:p text:style-name="P60">mov rax,0</text:p>
      <text:p text:style-name="P60">mov rdi, namestring</text:p>
      <text:p text:style-name="P60">mov rsi, max_str_length</text:p>
      <text:p text:style-name="P60">mov rdx, [stdin]</text:p>
      <text:p text:style-name="P60">call fgets</text:p>
      <text:p text:style-name="P60"/>
      <text:p text:style-name="P60">;Remove the newline character from the inputted string</text:p>
      <text:p text:style-name="P60">mov rdi, namestring</text:p>
      <text:p text:style-name="P60">call strlen</text:p>
      <text:p text:style-name="P60">;The length is now in rax. <text:s/>Save a copy in r15, and then remove the newline</text:p>
      <text:p text:style-name="P60">mov r15,rax</text:p>
      <text:p text:style-name="P60">mov al,null</text:p>
      <text:p text:style-name="P60">mov [namestring+r15-1], al <text:s text:c="4"/>;al is the name of the lowest 1 byte of rax</text:p>
      <text:p text:style-name="P60"/>
      <text:p text:style-name="P60">;Prompt for the number of <text:span text:style-name="T38">p</text:span><text:span text:style-name="T43">ieces of candy</text:span></text:p>
      <text:p text:style-name="P60">mov rdi, <text:span text:style-name="T43">sock</text:span>_question</text:p>
      <text:p text:style-name="P60">call printf</text:p>
      <text:p text:style-name="P60"/>
      <text:p text:style-name="P59"><text:span text:style-name="T39">;Make space for the incoming </text:span><text:span text:style-name="T42">candy</text:span><text:span text:style-name="T40"> number</text:span></text:p>
      <text:p text:style-name="P60">sub rsp,64 <text:s/>;Create 64 bytes of space for the incoming <text:span text:style-name="T43">candies</text:span>.</text:p>
      <text:p text:style-name="P60"/>
      <text:p text:style-name="P60">input_a_<text:span text:style-name="T43">quantity</text:span>:</text:p>
      <text:p text:style-name="P60">mov rdi, string_form</text:p>
      <text:p text:style-name="P60">mov rsi, rsp</text:p>
      <text:p text:style-name="P60">call scanf</text:p>
      <text:p text:style-name="P60"/>
      <text:p text:style-name="P60">;Is it a <text:span text:style-name="T43">real integer</text:span>?</text:p>
      <text:p text:style-name="P60">mov rdi, rsp</text:p>
      <text:p text:style-name="P60">call is<text:span text:style-name="T43">integer</text:span></text:p>
      <text:p text:style-name="P60"/>
      <text:p text:style-name="P60">;The response is in rax: rax == 0 means false; rax /= 0 means true</text:p>
      <text:p text:style-name="P60">cmp rax,0</text:p>
      <text:p text:style-name="P60">jne valid_input</text:p>
      <text:p text:style-name="P60">mov rdi, invalid_message</text:p>
      <text:p text:style-name="P60">call printf</text:p>
      <text:p text:style-name="P60">jmp input_a_<text:span text:style-name="T43">quantity</text:span></text:p>
      <text:p text:style-name="P60"/>
      <text:p text:style-name="P60">valid_input:</text:p>
      <text:p text:style-name="P60">mov rdi,rsp</text:p>
      <text:p text:style-name="P60">call ato<text:span text:style-name="T43">l</text:span></text:p>
      <text:p text:style-name="P59"><text:span text:style-name="T39">;The </text:span><text:span text:style-name="T42">candy</text:span><text:span text:style-name="T41"> number is now in </text:span><text:span text:style-name="T42">rax</text:span><text:span text:style-name="T39">. <text:s/>Save a backup copy </text:span><text:span text:style-name="T41">in </text:span><text:span text:style-name="T42">r</text:span><text:span text:style-name="T41">15.</text:span></text:p>
      <text:p text:style-name="P60">mov <text:span text:style-name="T43">r</text:span><text:span text:style-name="T37">15</text:span>,<text:span text:style-name="T43">rax</text:span></text:p>
      <text:p text:style-name="P60"/>
      <text:p text:style-name="P60">;Say good-bye</text:p>
      <text:p text:style-name="P60">mov rax,0</text:p>
      <text:p text:style-name="P60">mov rdi,departure</text:p>
      <text:p text:style-name="P60">mov rsi,namestring</text:p>
      <text:p text:style-name="P60">call printf</text:p>
      <text:p text:style-name="P60"/>
      <text:p text:style-name="P60">;Set up the return value</text:p>
      <text:p text:style-name="P60">mov <text:span text:style-name="T43">rax</text:span>, <text:span text:style-name="T37">x</text:span><text:span text:style-name="T43">15</text:span></text:p>
      <text:p text:style-name="P60"/>
      <text:p text:style-name="P60">add rsp,64 <text:s text:c="2"/>;Reverse an earlier subtraction from rsp</text:p>
      <text:p text:style-name="P60">;<text:span text:style-name="T37">Fifteen pop were omitted.</text:span></text:p>
      <text:p text:style-name="P58">ret</text:p>
      <text:p text:style-name="P3">7. <text:s text:c="2"/>Here is a stack dump <text:span text:style-name="T10">of the kind we all love.<text:tab/><text:tab/><text:tab/><text:tab/></text:span><text:span text:style-name="T46">[10]</text:span></text:p>
      <text:p text:style-name="P26"/>
      <text:p text:style-name="P26"/>
      <text:p text:style-name="P14"/>
      <text:p text:style-name="P20">Offset <text:s text:c="3"/>Address <text:s text:c="10"/>Value</text:p>
      <text:p text:style-name="P21"><text:s/>+608 <text:s/>00007fff01d17e88 <text:s/>00007fff01d19271</text:p>
      <text:p text:style-name="P21"><text:s/>+600 <text:s/>00007fff01d17e80 <text:s/>0000000000000000</text:p>
      <text:p text:style-name="P21"><text:s/>+592 <text:s/>00007fff01d17e78 <text:span text:style-name="T11"><text:s/>00007fff01d19269</text:span></text:p>
      <text:p text:style-name="P21"><text:s/>+584 <text:s/>00007fff01d17e70 <text:s/>0000000000000001</text:p>
      <text:p text:style-name="P21"><text:s/>+576 <text:s/>00007fff01d17e68 <text:s/>000000000000001c</text:p>
      <text:p text:style-name="P21"><text:s/>+568 <text:s/>00007fff01d17e60 <text:s/>00007fff01d17e68</text:p>
      <text:p text:style-name="P21"><text:s/>+560 <text:s/>00007fff01d17e58 <text:s/>00000000004004b9</text:p>
      <text:p text:style-name="P21"><text:s/>+552 <text:s/>00007fff01d17e50 <text:s/>0000000000000000</text:p>
      <text:p text:style-name="P21"><text:s/>+544 <text:s/>00007fff01d17e48 <text:s/>00007fff01d17e70</text:p>
      <text:p text:style-name="P21"/>
      <text:p text:style-name="P21"><text:s/>+536 <text:s/>00007fff01d17e40 <text:s/><text:span text:style-name="T22">0000000000</text:span><text:span text:style-name="T25">0</text:span><text:span text:style-name="T22">00</text:span><text:span text:style-name="T25">000</text:span></text:p>
      <text:p text:style-name="P21"><text:s/>+528 <text:s/>00007fff01d17e38 <text:s/>0000000<text:span text:style-name="T12">8FF</text:span>000000</text:p>
      <text:p text:style-name="P21"><text:s/>+520 <text:s/>00007fff01d17e30 <text:s/>00000000000<text:span text:style-name="T12">66678</text:span></text:p>
      <text:p text:style-name="P21"><text:s/>+512 <text:s/>00007fff01d17e28 <text:s/>0000000000000001</text:p>
      <text:p text:style-name="P21"><text:s/>+504 <text:s/>00007fff01d17e20 <text:s/>00007fff01d17e78</text:p>
      <text:p text:style-name="P21"><text:s/>+496 <text:s/>00007fff01d17e18 <text:s/>0000000000401dd0</text:p>
      <text:p text:style-name="P21"/>
      <text:p text:style-name="P21"><text:s/>+488 <text:s/>00007fff01d17e10 <text:s/><text:span text:style-name="T22">00007fff01d17e40</text:span></text:p>
      <text:p text:style-name="P21"><text:s/>+480 <text:s/>00007fff01d17e08 <text:s/>0000000000000000</text:p>
      <text:p text:style-name="P21"><text:s/>+472 <text:s/>00007fff01d17e00 <text:s/>0000000000000000</text:p>
      <text:p text:style-name="P21"><text:s/>+464 <text:s/>00007fff01d17df8 <text:s/>dda1284af90c3abc</text:p>
      <text:p text:style-name="P21"><text:s/>+456 <text:s/>00007fff01d17df0 <text:s/>dc5cd74251bc3abc</text:p>
      <text:p text:style-name="P21"><text:s/>+448 <text:s/>00007fff01d17de8 <text:s/>0000000000000000</text:p>
      <text:p text:style-name="P21"><text:s/>+440 <text:s/>00007fff01d17de0 <text:s/>0000000000000000</text:p>
      <text:p text:style-name="P21"><text:s/>+432 <text:s/>00007fff01d17dd8 <text:s/>00007fff01d17e70</text:p>
      <text:p text:style-name="P21"><text:s/>+424 <text:s/>00007fff01d17dd0 <text:s/>0000000000400490</text:p>
      <text:p text:style-name="P21"><text:s/>+416 <text:s/>00007fff01d17dc8 <text:s/>23a2d460915c3abc</text:p>
      <text:p text:style-name="P21"><text:s/>+408 <text:s/>00007fff01d17dc0 <text:s/>0000000000000000</text:p>
      <text:p text:style-name="P21"><text:s/>+400 <text:s/>00007fff01d17db8 <text:s/>0000000000400586</text:p>
      <text:p text:style-name="P21"><text:s/>+392 <text:s/>00007fff01d17db0 <text:s/>0000000100000000</text:p>
      <text:p text:style-name="P21"><text:s/>+384 <text:s/>00007fff01d17da8 <text:span text:style-name="T11"><text:s/>00007fff01d17e78</text:span></text:p>
      <text:p text:style-name="P21"><text:s/>+376 <text:s/>00007fff01d17da0 <text:s/>00007fff01d17e78</text:p>
      <text:p text:style-name="P21"><text:s/>+368 <text:s/>00007fff01d17d98 <text:s/>00007f01fe552a40</text:p>
      <text:p text:style-name="P21"><text:s/>+360 <text:s/>00007fff01d17d90 <text:s/>0000000000000000</text:p>
      <text:p text:style-name="P21"><text:s/>+352 <text:s/>00007fff01d17d88 <text:s/>0000000000000020</text:p>
      <text:p text:style-name="P21"><text:s/>+344 <text:s/>00007fff01d17d80 <text:s/>0000000000000006</text:p>
      <text:p text:style-name="P21"><text:s/>+336 <text:s/>00007fff01d17d78 <text:s/>0000000000000005</text:p>
      <text:p text:style-name="P21"><text:s/>+328 <text:s/>00007fff01d17d70 <text:s/>0000000000000004</text:p>
      <text:p text:style-name="P21"><text:s/>+320 <text:s/>00007fff01d17d68 <text:s/>0000000000000003</text:p>
      <text:p text:style-name="P21"><text:s/>+312 <text:s/>00007fff01d17d60 <text:s/>0000000000000002</text:p>
      <text:p text:style-name="P21"><text:s/>+304 <text:s/>00007fff01d17d58 <text:s/>0000000000000001</text:p>
      <text:p text:style-name="P21"><text:s/>+296 <text:s/>00007fff01d17d50 <text:s/>0000000000000001</text:p>
      <text:p text:style-name="P21"><text:s/>+288 <text:s/>00007fff01d17d48 <text:s/>0000000100000000</text:p>
      <text:p text:style-name="P21"><text:soft-page-break/><text:s/>+280 <text:s/>00007fff01d17d40 <text:s/>00007fff01d17e78</text:p>
      <text:p text:style-name="P21"><text:s/>+272 <text:s/>00007fff01d17d38 <text:s/>00000000<text:span text:style-name="T12">ffffffff</text:span></text:p>
      <text:p text:style-name="P21"><text:s/>+264 <text:s/>00007fff01d17d30 <text:s/>0000000000400613</text:p>
      <text:p text:style-name="P21"/>
      <text:p text:style-name="P21"><text:s/>+256 <text:s/>00007fff01d17d28 <text:s/><text:span text:style-name="T22">00007fff01d17e10</text:span></text:p>
      <text:p text:style-name="P21"><text:s/>+248 <text:s/>00007fff01d17d20 <text:s/>0000000000000008</text:p>
      <text:p text:style-name="P21"><text:s/>+240 <text:s/>00007fff01d17d18 <text:s/>0000000000000007</text:p>
      <text:p text:style-name="P21"><text:s/>+232 <text:s/>00007fff01d17d10 <text:s/>0000000000000006</text:p>
      <text:p text:style-name="P21"><text:s/>+224 <text:s/>00007fff01d17d08 <text:s/>0000000000000002</text:p>
      <text:p text:style-name="P21"><text:s/>+216 <text:s/>00007fff01d17d00 <text:s/>0000000000000002</text:p>
      <text:p text:style-name="P21"><text:s/>+200 <text:s/>00007fff01d17cf0 <text:s/>00007fff01d17d30</text:p>
      <text:p text:style-name="P21"><text:s/>+192 <text:s/>00007fff01d17ce8 <text:s/>0000000000000007</text:p>
      <text:p text:style-name="P21"><text:s/>+184 <text:s/>00007fff01d17ce0 <text:s/>000000000000000a</text:p>
      <text:p text:style-name="P21"><text:s/>+176 <text:s/>00007fff01d17cd8 <text:s/>0000000000000009</text:p>
      <text:p text:style-name="P21"><text:s/>+168 <text:s/>00007fff01d17cd0 <text:s/>0000000000000000</text:p>
      <text:p text:style-name="P21"><text:s/>+160 <text:s/>00007fff01d17cc8 <text:s/>0000000000000007</text:p>
      <text:p text:style-name="P21"><text:s/>+152 <text:s/>00007fff01d17cc0 <text:s/>00007fff01d17e70</text:p>
      <text:p text:style-name="P21"><text:s/>+136 <text:s/>00007fff01d17cb0 <text:s/>00007fff01d17cf0</text:p>
      <text:p text:style-name="P21"><text:s/>+128 <text:s/>00007fff01d17ca8 <text:s/>0000000000000016</text:p>
      <text:p text:style-name="P21"><text:s/>+120 <text:s/>00007fff01d17ca0 <text:s/>000000000000000b</text:p>
      <text:p text:style-name="P21"><text:s/>+112 <text:s/>00007fff01d17c98 <text:s/>0000000000<text:span text:style-name="T12">409ffc</text:span></text:p>
      <text:p text:style-name="P21"/>
      <text:p text:style-name="P21"><text:s/>+104 <text:s/>00007fff01d17c90 <text:s/><text:span text:style-name="T22">00007fff01d17d28</text:span></text:p>
      <text:p text:style-name="P21"><text:s text:c="2"/>+96 <text:s/>00007fff01d17c88 <text:s/>00000000004007fc</text:p>
      <text:p text:style-name="P21"><text:s text:c="2"/>+88 <text:s/>00007fff01d17c80 <text:s/>00007fff01d17cb0</text:p>
      <text:p text:style-name="P21"><text:s text:c="2"/>+80 <text:s/>00007fff01d17c78 <text:s/>0000000000000012</text:p>
      <text:p text:style-name="P21"><text:s text:c="2"/>+72 <text:s/>00007fff01d17c70 <text:s/>0000000000000000</text:p>
      <text:p text:style-name="P21"><text:s text:c="2"/>+64 <text:s/>00007fff01d17c68 <text:s/>0000000000000012</text:p>
      <text:p text:style-name="P21"><text:s text:c="2"/>+56 <text:s/>00007fff01d17c60 <text:s/>0000000000000000</text:p>
      <text:p text:style-name="P21"><text:s text:c="2"/>+48 <text:s/>00007fff01d17c58 <text:s/>0000000000400876</text:p>
      <text:p text:style-name="P21"/>
      <text:p text:style-name="P21"><text:s text:c="2"/>+40 <text:s/>00007fff01d17c50 <text:s/><text:span text:style-name="T22">00007fff01d17c</text:span><text:span text:style-name="T14">9</text:span><text:span text:style-name="T13">0</text:span></text:p>
      <text:p text:style-name="P21"><text:s text:c="2"/>+32 <text:s/>00007fff01d17c48 <text:s/>000000000000001c</text:p>
      <text:p text:style-name="P21"><text:s text:c="2"/>+24 <text:s/>00007fff01d17c40 <text:s/>00000000004020a7</text:p>
      <text:p text:style-name="P21"><text:s text:c="2"/>+16 <text:s/>00007fff01d17c38 <text:s/>00007f01fe8f8970</text:p>
      <text:p text:style-name="P21"><text:s text:c="3"/>+8 <text:s/>00007fff01d17c30 <text:s/>000000007ffffff2</text:p>
      <text:p text:style-name="P22"><text:s text:c="3"/>+0 <text:s/>00007fff01d17c28 <text:s/>ffffffffffffffff</text:p>
      <text:p text:style-name="P15"/>
      <text:p text:style-name="P16"><text:span text:style-name="T15">Use your editor to place a blank line between </text:span><text:span text:style-name="T16">the </text:span><text:span text:style-name="T15">activation records.</text:span></text:p>
      <text:p text:style-name="P7"/>
      <text:p text:style-name="P1">8. <text:s/>Suppose you have written a C++ function to which you will need to pass 9 long integers.</text:p>
      <text:p text:style-name="P8"/>
      <text:p text:style-name="P8">The prototype looks like this:</text:p>
      <text:p text:style-name="P8"/>
      <text:p text:style-name="P8">long sunshine(long a, long b, long c, long d, long e, long f, long g, long h, long i);</text:p>
      <text:p text:style-name="P8"/>
      <text:p text:style-name="P8">An assembly program wants to call sunshine. <text:s/>How should the programmer make the setup before calling sunshine?<text:tab/><text:tab/><text:tab/><text:tab/><text:tab/><text:tab/><text:span text:style-name="T46">[9]</text:span></text:p>
      <text:p text:style-name="P8"/>
      <text:p text:style-name="P9">Solution: <text:s/>The assembly program has 9 integers to pass to the function. <text:s/>Let’s make some simple assumptions regarding the current location of the 9 integers</text:p>
      <text:p text:style-name="P9"/>
      <text:p text:style-name="P9">Suppose</text:p>
      <text:p text:style-name="P9"><text:tab/><text:span text:style-name="T44">a is in rbx</text:span></text:p>
      <text:p text:style-name="P9"><text:tab/><text:span text:style-name="T44">b is in r8</text:span></text:p>
      <text:p text:style-name="P9"><text:tab/>c is in r<text:span text:style-name="T44">9</text:span></text:p>
      <text:p text:style-name="P9"><text:tab/>d is in r10</text:p>
      <text:p text:style-name="P9"><text:tab/>e is in r11</text:p>
      <text:p text:style-name="P9"><text:tab/>f is in r12</text:p>
      <text:p text:style-name="P9"><text:tab/>g is in r13</text:p>
      <text:p text:style-name="P9"><text:tab/>h is in r14</text:p>
      <text:p text:style-name="P9"><text:tab/>i is in r15</text:p>
      <text:p text:style-name="P9"/>
      <text:p text:style-name="P9">;<text:span text:style-name="T44">Begin set up for calling function sunshine.</text:span></text:p>
      <text:p text:style-name="P62">mov <text:s/>rdi, rbx</text:p>
      <text:p text:style-name="P62">mov <text:s/>rsi, r8</text:p>
      <text:p text:style-name="P62">mov <text:s/>rdx, r9</text:p>
      <text:p text:style-name="P62">mov <text:s/>rcx, r10</text:p>
      <text:p text:style-name="P62">mov <text:s/>r8, r11</text:p>
      <text:p text:style-name="P62">mov r9, r12</text:p>
      <text:p text:style-name="P62">push <text:s/>r15</text:p>
      <text:p text:style-name="P62">push <text:s/>r14</text:p>
      <text:p text:style-name="P62">push <text:s/>r13</text:p>
      <text:p text:style-name="P62">call sunshine</text:p>
      <text:p text:style-name="P10"/>
      <text:p text:style-name="P10">;The return value will be in rax</text:p>
      <text:p text:style-name="P8">;<text:span text:style-name="T44">Done.</text:span></text:p>
      <text:p text:style-name="P1">9. <text:s/>Suppose rbx contains an address. <text:s/>What is the gdb command that will show in IEEE754-64 hex 100 consecutive quadwords of memory beginning that the address stored in rbx? <text:s/><text:span text:style-name="T46">[9]</text:span></text:p>
      <text:p text:style-name="P8"/>
      <text:p text:style-name="P11">Solution:<text:tab/><text:span text:style-name="T22">x/100xg <text:s text:c="3"/>$rbx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0. <text:s/>What is a gdb command that will show the contents of the upper half of xmm9 in IEEE754-64 hex format?<text:tab/><text:tab/><text:tab/><text:tab/><text:tab/><text:tab/><text:tab/><text:tab/><text:span text:style-name="T46">[9]</text:span></text:p>
      <text:p text:style-name="P8"/>
      <text:p text:style-name="P11">Solution:<text:tab/><text:span text:style-name="T22">p/x $xmm9.v2_int64[1]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End of test. <text:s/>Exactly 10 questions. <text:s/></text:p>
      <text:p text:style-name="P19"/>
      <text:p text:style-name="P19"/>
      <text:p text:style-name="P19"/>
      <text:p text:style-name="P17">Put your name and email address on this test on two different pages.</text:p>
      <text:p text:style-name="P17"/>
      <text:p text:style-name="P17"/>
      <text:p text:style-name="P17"/>
      <text:p text:style-name="P18">Come and say hi in the CS building in the new semester. <text:s/></text:p>
      <text:p text:style-name="P18"/>
      <text:p text:style-name="P18"/>
      <text:p text:style-name="P18"/>
      <text:p text:style-name="P12">Have a wonderful Christmas vacation. 🎅️ ☃️</text:p>
      <text:p text:style-name="P12"/>
      <text:p text:style-name="P13">F. 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1" meta:page-count="11" meta:paragraph-count="281" meta:word-count="1755" meta:character-count="11227" meta:non-whitespace-character-count="9207"/>
  </office:meta>
</office:document-meta>
</file>

<file path=Object 1/content.xml><?xml version="1.0" encoding="utf-8"?>
<math xmlns="http://www.w3.org/1998/Math/MathML" display="block">
  <semantics>
    <mrow>
      <mn>79</mn>
      <mfrac>
        <mn>2</mn>
        <mn>11</mn>
      </mfrac>
    </mrow>
    <annotation encoding="StarMath 5.0">79 {2 over 11}</annotation>
  </semantics>
</math>
</file>